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25.8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29.21pt"/>
    </style:style>
    <style:style style:name="co5" style:family="table-column">
      <style:table-column-properties fo:break-before="auto" style:column-width="119.96pt"/>
    </style:style>
    <style:style style:name="co6" style:family="table-column">
      <style:table-column-properties fo:break-before="auto" style:column-width="275.5pt"/>
    </style:style>
    <style:style style:name="co7" style:family="table-column">
      <style:table-column-properties fo:break-before="auto" style:column-width="1134.2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xieSupply5vto170vDCMBoost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Dropbox/personal/SurfnCircuits/NixiePowerSupply/KC_NixieSupply5vTo170vMini/NixieSupply5vto170vDCMBoostMini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23 Mar 2018 12:06:06 AM P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0~ubuntu17.1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812_HandSoldering</text:p>
          </table:table-cell>
          <table:table-cell office:value-type="string" calcext:value-type="string">
            <text:p>https://www.digikey.com/product-detail/en/tdk-corporation/C4532X7T2E105M250KE/445-6835-1-ND/2616466</text:p>
          </table:table-cell>
          <table:table-cell office:value-type="string" calcext:value-type="string">
            <text:p>C4532X7T2E105M250K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12</text:p>
          </table:table-cell>
          <table:table-cell office:value-type="string" calcext:value-type="string">
            <text:p>0.1u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p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office:value-type="string" calcext:value-type="string">
            <text:p>C0805C101JAGAC7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3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-detail/en/samsung-electro-mechanics/CL21C431JBANNNC/1276-2659-1-ND/3890745</text:p>
          </table:table-cell>
          <table:table-cell office:value-type="string" calcext:value-type="string">
            <text:p>CL21C431JBANN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6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https://www.digikey.com/product-detail/en/taiyo-yuden/EMK325ABJ107MM-P/587-5426-2-ND/7067011</text:p>
          </table:table-cell>
          <table:table-cell office:value-type="string" calcext:value-type="string">
            <text:p>EMK325ABJ107MM-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https://www.digikey.com/product-detail/en/taiyo-yuden/EMK325BJ476MM-P/587-5436-1-ND/7067112</text:p>
          </table:table-cell>
          <table:table-cell office:value-type="string" calcext:value-type="string">
            <text:p>EMK325BJ476MM-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560p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digikey.com/product-detail/en/kemet/C0603C561JAGAC7867/399-14990-1-ND/7382539</text:p>
          </table:table-cell>
          <table:table-cell office:value-type="string" calcext:value-type="string">
            <text:p>C0603C561JAGAC7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https://www.digikey.com/product-detail/en/on-semiconductor/ES1D/ES1DFSCT-ND/458940</text:p>
          </table:table-cell>
          <table:table-cell office:value-type="string" calcext:value-type="string">
            <text:p>ES1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s_SMD:D_SOD-323_HandSoldering</text:p>
          </table:table-cell>
          <table:table-cell office:value-type="string" calcext:value-type="string">
            <text:p>https://www.digikey.com/product-detail/en/diodes-incorporated/BAT54WS-7-F/BAT54WS-FDICT-ND/804892</text:p>
          </table:table-cell>
          <table:table-cell office:value-type="string" calcext:value-type="string">
            <text:p>BAT54WS-7-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:Conn_01x01</text:p>
          </table:table-cell>
          <table:table-cell office:value-type="string" calcext:value-type="string">
            <text:p>Mounting_Holes:MountingHole_2.2mm_M2_Pa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:Conn_01x01</text:p>
          </table:table-cell>
          <table:table-cell office:value-type="string" calcext:value-type="string">
            <text:p>Mounting_Holes:MountingHole_2.2mm_M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5</text:p>
          </table:table-cell>
          <table:table-cell office:value-type="string" calcext:value-type="string">
            <text:p>60ohm 100Mhz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taiyo-yuden/BKP2125HS600-T/587-1932-1-ND/1465402</text:p>
          </table:table-cell>
          <table:table-cell office:value-type="string" calcext:value-type="string">
            <text:p>BKP2125HS600-T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NixieSupply5vto160vDCMBoost_socket:Choke_SMD_12x12mm_Wurth_WE-PD</text:p>
          </table:table-cell>
          <table:table-cell office:value-type="string" calcext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office:value-type="float" office:value="7447709330" calcext:value-type="float">
            <text:p>7447709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:USB_OTG</text:p>
          </table:table-cell>
          <table:table-cell office:value-type="string" calcext:value-type="string">
            <text:p>NixieSupply5vto160vDCMBoost_socket:USB_Micro-B_Wurth_3A_Non-OVAL-Drill</text:p>
          </table:table-cell>
          <table:table-cell office:value-type="string" calcext:value-type="string">
            <text:p>https://www.digikey.com/product-detail/en/wurth-electronics-inc/629105150521/732-5960-1-ND/5047555</text:p>
          </table:table-cell>
          <table:table-cell office:value-type="float" office:value="629105150521" calcext:value-type="float">
            <text:p>629105150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DS2672CT</text:p>
          </table:table-cell>
          <table:table-cell office:value-type="string" calcext:value-type="string">
            <text:p>transistors:FDMS86255ET150</text:p>
          </table:table-cell>
          <table:table-cell office:value-type="string" calcext:value-type="string">
            <text:p>etaclock:SOIC-8-N</text:p>
          </table:table-cell>
          <table:table-cell office:value-type="string" calcext:value-type="string">
            <text:p>https://www.digikey.com/product-detail/en/on-semiconductor/FDS2672/FDS2672CT-ND/1217902</text:p>
          </table:table-cell>
          <table:table-cell office:value-type="string" calcext:value-type="string">
            <text:p>FDS2672CT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MMBTA42</text:p>
          </table:table-cell>
          <table:table-cell office:value-type="string" calcext:value-type="string">
            <text:p>transistors:MMBT3904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gikey.com/product-detail/en/micro-commercial-co/MMBTA42-TP/MMBTA42TPMSCT-ND/717401</text:p>
          </table:table-cell>
          <table:table-cell office:value-type="string" calcext:value-type="string">
            <text:p>MMBTA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.U.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.1 1/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panasonic-electronic-components/ERJ-6DSFR10V/P19308CT-ND/6004663</text:p>
          </table:table-cell>
          <table:table-cell office:value-type="string" calcext:value-type="string">
            <text:p>ERJ-6DSFR10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63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7.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CC3803</text:p>
          </table:table-cell>
          <table:table-cell office:value-type="string" calcext:value-type="string">
            <text:p>NixieSupply5vto170vDCMBoostMini-cache:AAC243</text:p>
          </table:table-cell>
          <table:table-cell office:value-type="string" calcext:value-type="string">
            <text:p>NixieSupply5vto160vDCMBoost_socket:SOIC-8-N</text:p>
          </table:table-cell>
          <table:table-cell office:value-type="string" calcext:value-type="string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office:value-type="string" calcext:value-type="string">
            <text:p>UCC3803D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00:08:58.078810361</dc:date>
    <meta:editing-duration>PT1M34S</meta:editing-duration>
    <meta:editing-cycles>2</meta:editing-cycles>
    <meta:generator>LibreOffice/5.4.5.1$Linux_x86 LibreOffice_project/40m0$Build-1</meta:generator>
    <meta:document-statistic meta:table-count="1" meta:cell-count="251" meta:object-count="0"/>
  </office:meta>
</office:document-meta>
</file>